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0000000010D0000015C17E01962.png"/>
  <manifest:file-entry manifest:media-type="image/jpeg" manifest:full-path="Pictures/100000000000032000000258E080B12F.jpg"/>
  <manifest:file-entry manifest:media-type="image/png" manifest:full-path="Pictures/1000000000000140000001262D27119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3">
      <style:graphic-properties draw:fill-color="#ffffff" draw:auto-grow-height="true" fo:min-height="3.506cm"/>
    </style:style>
    <style:style style:name="pr2" style:family="presentation" style:parent-style-name="prs-novelty-outline1">
      <style:graphic-properties draw:auto-grow-height="true" fo:min-height="13.23cm"/>
    </style:style>
    <style:style style:name="pr3" style:family="presentation" style:parent-style-name="prs-novelty-outline1">
      <style:graphic-properties draw:fill="bitmap" draw:fill-image-name="Bitmape_20_2" fo:min-height="13.23cm"/>
    </style:style>
    <style:style style:name="pr4" style:family="presentation" style:parent-style-name="prs-novelty-notes">
      <style:graphic-properties draw:fill-color="#ffffff" draw:auto-grow-height="true" fo:min-height="11.409cm"/>
    </style:style>
    <style:style style:name="pr5" style:family="presentation" style:parent-style-name="prs-novelty-title" style:list-style-name="L3">
      <style:graphic-properties draw:fill-color="#ffffff" draw:auto-grow-height="true" fo:min-height="3.506cm"/>
    </style:style>
    <style:style style:name="pr6" style:family="presentation" style:parent-style-name="prs-novelty-outline1">
      <style:graphic-properties draw:fill="bitmap" draw:fill-color="#ffffff" draw:fill-image-name="Bitmape_20_3"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novelty" presentation:presentation-page-layout-name="AL1T3">
        <draw:frame presentation:style-name="pr1" draw:text-style-name="P1" draw:layer="layout" svg:width="23.911cm" svg:height="3.506cm" svg:x="2.058cm" svg:y="1.943cm" presentation:class="title">
          <draw:text-box>
            <text:p text:style-name="P1">VPN &amp; SOKS</text:p>
          </draw:text-box>
        </draw:frame>
        <draw:frame presentation:style-name="pr2" draw:text-style-name="P2" draw:layer="layout" svg:width="11.41cm" svg:height="13.23cm" svg:x="2.285cm" svg:y="5.938cm" presentation:class="outline" presentation:user-transformed="true">
          <draw:text-box>
            <text:p text:style-name="P2">SOKS БУКВЕННЫЙ</text:p>
            <text:p text:style-name="P2">Struct mass</text:p>
            <text:p text:style-name="P2">{</text:p>
            <text:p text:style-name="P2">uchar z;</text:p>
            <text:p text:style-name="P2">char v[16];</text:p>
            <text:p text:style-name="P2">char v[32];</text:p>
            <text:p text:style-name="P2">char v[16];</text:p>
            <text:p text:style-name="P2">}</text:p>
          </draw:text-box>
        </draw:frame>
        <draw:frame presentation:style-name="pr3" draw:layer="layout" svg:width="11.41cm" svg:height="13.23cm" svg:x="14.166cm" svg:y="5.938cm" presentation:class="outline" presentation:user-transformed="true">
          <draw:text-box>
            <text:list text:style-name="L2">
              <text:list-item>
                <text:p>VPN численный</text:p>
              </text:list-item>
              <text:list-item>
                <text:p>Struct mass</text:p>
              </text:list-item>
              <text:list-item>
                <text:p>{</text:p>
              </text:list-item>
              <text:list-item>
                <text:p>Uint8 a</text:p>
              </text:list-item>
              <text:list-item>
                <text:p>Uint16 b;</text:p>
              </text:list-item>
              <text:list-item>
                <text:p>Uint 16 c;</text:p>
              </text:list-item>
              <text:list-item>
                <text:p>Uint 64 z;</text:p>
              </text:list-item>
              <text:list-item>
                <text:p>Uint 32 v;</text:p>
              </text:list-item>
              <text:list-item>
                <text:p>}</text:p>
              </text:list-item>
            </text:list>
          </draw:text-box>
        </draw:frame>
        <presentation:notes draw:style-name="dp2">
          <draw:page-thumbnail draw:style-name="gr1" draw:layer="layout" svg:width="13.705cm" svg:height="10.279cm" svg:x="3.647cm" svg:y="2.853cm" draw:page-number="1" presentation:class="page"/>
          <draw:frame presentation:style-name="pr4" draw:text-style-name="P3" draw:layer="layout" svg:width="14.517cm" svg:height="11.409cm" svg:x="3.249cm" svg:y="14.13cm" presentation:class="notes" presentation:placeholder="true">
            <draw:text-box/>
          </draw:frame>
        </presentation:notes>
      </draw:page>
      <draw:page draw:name="Долгосрочная выгода" draw:style-name="dp1" draw:master-page-name="prs-novelty" presentation:presentation-page-layout-name="AL2T1">
        <draw:frame presentation:style-name="pr5" draw:text-style-name="P1" draw:layer="layout" svg:width="23.911cm" svg:height="3.506cm" svg:x="2.058cm" svg:y="1.943cm" presentation:class="title">
          <draw:text-box draw:corner-radius="0.003cm">
            <text:p text:style-name="P1">FireWall</text:p>
          </draw:text-box>
        </draw:frame>
        <draw:frame presentation:style-name="pr6" draw:text-style-name="P3" draw:layer="layout" svg:width="23.384cm" svg:height="13.231cm" svg:x="2.285cm" svg:y="5.938cm" presentation:class="outline" presentation:user-transformed="true">
          <draw:text-box draw:corner-radius="0.003cm">
            <text:list text:style-name="L2">
              <text:list-item>
                <text:p text:style-name="P3">Mass k[16][18];</text:p>
              </text:list-item>
              <text:list-item>
                <text:p text:style-name="P3">Bool f; состояние true, false</text:p>
              </text:list-item>
            </text:list>
          </draw:text-box>
        </draw:frame>
        <presentation:notes draw:style-name="dp2">
          <draw:page-thumbnail draw:style-name="gr1" draw:layer="layout" svg:width="13.705cm" svg:height="10.279cm" svg:x="3.647cm" svg:y="2.853cm" draw:page-number="2" presentation:class="page"/>
          <draw:frame presentation:style-name="pr4"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140000001262D27119C.png" xlink:type="simple" xlink:show="embed" xlink:actuate="onLoad"/>
    <draw:fill-image draw:name="Bitmape_20_3" draw:display-name="Bitmape 3" xlink:href="Pictures/100000000000010D0000015C17E01962.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Презентация нового продукта</dc:title>
    <dc:description>Общая презентация нового продукта, учитывающая пожелания заказчика</dc:description>
    <meta:creation-date>2023-05-21T22:49:54.79</meta:creation-date>
    <dc:language>en-US</dc:language>
    <meta:editing-cycles>4</meta:editing-cycles>
    <meta:editing-duration>PT11M37S</meta:editing-duration>
    <meta:initial-creator>Сергей Молочников</meta:initial-creator>
    <dc:date>2023-05-21T23:01:24.54</dc:date>
    <dc:creator>Сергей Молочников</dc:creator>
    <meta:document-statistic meta:object-count="18"/>
    <meta:user-defined meta:name="Info 0"/>
    <meta:user-defined meta:name="Info 1"/>
    <meta:user-defined meta:name="Info 2"/>
    <meta:user-defined meta:name="Info 3"/>
    <meta:template xlink:type="simple" xlink:actuate="onRequest" xlink:title="Презентация нового продукта" xlink:href="file:///C:/Program%20Files%20(x86)/OpenOffice%204/share/template/ru/presnt/prs-novelty.otp"/>
  </office:meta>
</office:document-meta>
</file>